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012e3" officeooo:paragraph-rsid="002012e3"/>
    </style:style>
    <style:style style:name="P2" style:family="paragraph" style:parent-style-name="Preformatted_20_Text">
      <style:text-properties officeooo:paragraph-rsid="002012e3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012e3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1898c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465a7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7fd56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9ce12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bb44c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ce0b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2ed409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2012e3" officeooo:paragraph-rsid="0033d0f7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3d0f7" officeooo:paragraph-rsid="0033d0f7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6e52f" officeooo:paragraph-rsid="0036e52f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89f25" officeooo:paragraph-rsid="00389f25"/>
    </style:style>
    <style:style style:name="P15" style:family="paragraph" style:parent-style-name="Standard">
      <style:text-properties officeooo:rsid="001cbf56" officeooo:paragraph-rsid="001cbf56"/>
    </style:style>
    <style:style style:name="P16" style:family="paragraph" style:parent-style-name="Standard">
      <style:text-properties officeooo:rsid="002012e3" officeooo:paragraph-rsid="002012e3"/>
    </style:style>
    <style:style style:name="P17" style:family="paragraph" style:parent-style-name="Standard">
      <style:text-properties officeooo:paragraph-rsid="002012e3"/>
    </style:style>
    <style:style style:name="P18" style:family="paragraph" style:parent-style-name="Standard">
      <style:text-properties officeooo:rsid="0022c8c6" officeooo:paragraph-rsid="0022c8c6"/>
    </style:style>
    <style:style style:name="P19" style:family="paragraph" style:parent-style-name="Standard">
      <style:text-properties officeooo:rsid="0022c8c6" officeooo:paragraph-rsid="00244ba9"/>
    </style:style>
    <style:style style:name="P20" style:family="paragraph" style:parent-style-name="Standard">
      <style:text-properties officeooo:rsid="00244ba9" officeooo:paragraph-rsid="00244ba9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89f25" officeooo:paragraph-rsid="00389f25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a81d0" officeooo:paragraph-rsid="003a81d0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a81d0" officeooo:paragraph-rsid="003d5040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40d016" officeooo:paragraph-rsid="0040d016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officeooo:rsid="0021898c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ize="9.75pt" fo:letter-spacing="normal" fo:font-style="normal" fo:font-weight="normal" officeooo:rsid="002465a7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9.75pt" fo:letter-spacing="normal" fo:font-style="normal" fo:font-weight="normal" officeooo:rsid="0027fd56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font-size="9.75pt" fo:letter-spacing="normal" fo:font-style="normal" fo:font-weight="normal" officeooo:rsid="0029ce12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ize="9.75pt" fo:letter-spacing="normal" fo:font-style="normal" fo:font-weight="normal" officeooo:rsid="002bb44c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officeooo:rsid="002ce0be" fo:background-color="transparent" loext:char-shading-value="0" loext:padding="0cm" loext:border="none"/>
    </style:style>
    <style:style style:name="T8" style:family="text">
      <style:text-properties fo:font-variant="normal" fo:text-transform="none" style:font-name="inherit" fo:font-size="9.75pt" fo:letter-spacing="normal" fo:font-style="normal" fo:font-weight="normal" officeooo:rsid="002ed409" fo:background-color="transparent" loext:char-shading-value="0" loext:padding="0cm" loext:border="none"/>
    </style:style>
    <style:style style:name="T9" style:family="text">
      <style:text-properties fo:font-variant="normal" fo:text-transform="none" style:font-name="inherit" fo:font-size="9.75pt" fo:letter-spacing="normal" fo:font-style="normal" fo:font-weight="normal" officeooo:rsid="0033d0f7" fo:background-color="transparent" loext:char-shading-value="0" loext:padding="0cm" loext:border="none"/>
    </style:style>
    <style:style style:name="T10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officeooo:rsid="00350905"/>
    </style:style>
    <style:style style:name="T12" style:family="text">
      <style:text-properties officeooo:rsid="003c4fb4"/>
    </style:style>
    <style:style style:name="T13" style:family="text">
      <style:text-properties officeooo:rsid="003d50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kubernetes.io/docs/setup/production-environment/tools/kubeadm/install-kubeadm/</text:p>
      <text:p text:style-name="Standard"/>
      <text:p text:style-name="Standard">cat &lt;&lt;EOF | sudo tee /etc/yum.repos.d/kubernetes.repo</text:p>
      <text:p text:style-name="Standard">[kubernetes]</text:p>
      <text:p text:style-name="Standard">name=Kubernetes</text:p>
      <text:p text:style-name="Standard">baseurl=https://packages.cloud.google.com/yum/repos/kubernetes-el7-\$basearch</text:p>
      <text:p text:style-name="Standard">enabled=1</text:p>
      <text:p text:style-name="Standard">gpgcheck=1</text:p>
      <text:p text:style-name="Standard">gpgkey=https://packages.cloud.google.com/yum/doc/yum-key.gpg https://packages.cloud.google.com/yum/doc/rpm-package-key.gpg</text:p>
      <text:p text:style-name="Standard">exclude=kubelet kubeadm kubectl</text:p>
      <text:p text:style-name="Standard">EOF</text:p>
      <text:p text:style-name="Standard"/>
      <text:p text:style-name="Standard"/>
      <text:p text:style-name="Standard">sudo setenforce 0</text:p>
      <text:p text:style-name="Standard">sudo sed -i 's/^SELINUX=enforcing$/SELINUX=permissive/' /etc/selinux/config</text:p>
      <text:p text:style-name="Standard"/>
      <text:p text:style-name="Standard">sudo yum install -y kubelet kubeadm kubectl --disableexcludes=kubernetes</text:p>
      <text:p text:style-name="Standard"/>
      <text:p text:style-name="Standard">sudo systemctl enable --now kubelet</text:p>
      <text:p text:style-name="Standard"/>
      <text:p text:style-name="Standard">sudo yum install -y kubelet kubeadm kubectl</text:p>
      <text:p text:style-name="Standard">systemctl enable kubelet</text:p>
      <text:p text:style-name="Standard">systemctl start kubelet</text:p>
      <text:p text:style-name="P18">=============================================</text:p>
      <text:p text:style-name="P18">sudo hostnamectl set-hostname master-node</text:p>
      <text:p text:style-name="P18">=================================</text:p>
      <text:p text:style-name="P18"/>
      <text:p text:style-name="P18">===</text:p>
      <text:p text:style-name="P18">Set the net.bridge.bridge-nf-call-iptables to &amp;#39;1&amp;#39; in your sysctl config file. This ensures that</text:p>
      <text:p text:style-name="P18">packets are properly processed by IP tables during filtering and port forwarding.</text:p>
      <text:p text:style-name="P18"/>
      <text:p text:style-name="P18">cat &amp;lt;&amp;lt;EOF &amp;gt; /etc/sysctl.d/k8s.conf</text:p>
      <text:p text:style-name="P18">net.bridge.bridge-nf-call-ip6tables = 1</text:p>
      <text:p text:style-name="P18">net.bridge.bridge-nf-call-iptables = 1</text:p>
      <text:p text:style-name="P18">EOF</text:p>
      <text:p text:style-name="P18">sysctl --system</text:p>
      <text:p text:style-name="P18"/>
      <text:p text:style-name="P18">===</text:p>
      <text:p text:style-name="Standard"/>
      <text:p text:style-name="P19">sudo sed -i &amp;#39;/swap/d&amp;#39; /etc/fstab</text:p>
      <text:p text:style-name="P19">sudo swapoff -a</text:p>
      <text:p text:style-name="P20">===</text:p>
      <text:p text:style-name="Standard">kubeadm init --apiserver-advertise-address=192.168.122.15 --pod-network-cidr=192.168.0.0/16</text:p>
      <text:p text:style-name="Standard"/>
      <text:p text:style-name="Standard"/>
      <text:p text:style-name="Standard">mkdir -p $HOME/.kube</text:p>
      <text:p text:style-name="Standard">[root@kube-master ~]# sudo cp -i /etc/kubernetes/admin.conf $HOME/.kube/config</text:p>
      <text:p text:style-name="Standard">[root@kube-master ~]# sudo chown $(id -u):$(id -g) $HOME/.kube/config</text:p>
      <text:p text:style-name="Standard">[root@kube-master ~]# export KUBECONFIG=/etc/kubernetes/admin.conf</text:p>
      <text:p text:style-name="Standard">[root@kube-master ~]# </text:p>
      <text:p text:style-name="Standard"><text:soft-page-break/></text:p>
      <text:p text:style-name="Standard"/>
      <text:p text:style-name="Standard">kubeadm join 192.168.122.15:6443 --token 3xsscj.7fozbar9j1iwhb4c \</text:p>
      <text:p text:style-name="Standard"><text:tab/>--discovery-token-ca-cert-hash sha256:61b2cea51dd62fb30b2e9d4064eb3bafbfa5903c01e2cf016098b3faf4b7b4e6</text:p>
      <text:p text:style-name="Standard"><text:tab/></text:p>
      <text:p text:style-name="Standard"/>
      <text:p text:style-name="P15">kubectl get nodes </text:p>
      <text:p text:style-name="P15">kubectl get pods –all-namespaces</text:p>
      <text:p text:style-name="P15"/>
      <text:p text:style-name="P15"><text:a xlink:type="simple" xlink:href="https://www.golinuxcloud.com/calico-kubernetes/" text:style-name="Internet_20_link" text:visited-style-name="Visited_20_Internet_20_Link">https://www.golinuxcloud.com/calico-kubernetes/</text:a></text:p>
      <text:p text:style-name="P15"/>
      <text:p text:style-name="P15"/>
      <text:p text:style-name="P16">======================</text:p>
      <text:p text:style-name="P16"/>
      <text:p text:style-name="P16">client side</text:p>
      <text:p text:style-name="P16"/>
      <text:p text:style-name="P2"><text:span text:style-name="Source_20_Text"><text:span text:style-name="T1"/></text:span></text:p>
      <text:p text:style-name="P16">==========================</text:p>
      <text:p text:style-name="P16"/>
      <text:p text:style-name="P17">cat &lt;&lt;EOF | sudo tee /etc/yum.repos.d/kubernetes.repo</text:p>
      <text:p text:style-name="P17">[kubernetes]</text:p>
      <text:p text:style-name="P17">name=Kubernetes</text:p>
      <text:p text:style-name="P17">baseurl=https://packages.cloud.google.com/yum/repos/kubernetes-el7-\$basearch</text:p>
      <text:p text:style-name="P17">enabled=1</text:p>
      <text:p text:style-name="P17">gpgcheck=1</text:p>
      <text:p text:style-name="P17">gpgkey=https://packages.cloud.google.com/yum/doc/yum-key.gpg https://packages.cloud.google.com/yum/doc/rpm-package-key.gpg</text:p>
      <text:p text:style-name="P17">exclude=kubelet kubeadm kubectl</text:p>
      <text:p text:style-name="P17">EOF</text:p>
      <text:p text:style-name="P17"/>
      <text:p text:style-name="P17"/>
      <text:p text:style-name="P17">sudo setenforce 0</text:p>
      <text:p text:style-name="P17">sudo sed -i 's/^SELINUX=enforcing$/SELINUX=permissive/' /etc/selinux/config</text:p>
      <text:p text:style-name="P17"/>
      <text:p text:style-name="P17">sudo yum install -y kubelet kubeadm kubectl --disableexcludes=kubernetes</text:p>
      <text:p text:style-name="P17"/>
      <text:p text:style-name="P16">sudo systemctl enable --now kubelet</text:p>
      <text:p text:style-name="P16"/>
      <text:p text:style-name="P1"><text:span text:style-name="Source_20_Text"><text:span text:style-name="T1">Troubleshooting-- </text:span></text:span></text:p>
      <text:p text:style-name="P1"><text:span text:style-name="Source_20_Text"><text:span text:style-name="T1">rm</text:span></text:span><text:span text:style-name="Source_20_Text"><text:span text:style-name="T10"> </text:span></text:span><text:span text:style-name="Source_20_Text"><text:span text:style-name="T1">/etc/containerd/config.toml</text:span></text:span></text:p>
      <text:p text:style-name="P3"><text:span text:style-name="Source_20_Text"><text:span text:style-name="T1">systemctl</text:span></text:span><text:span text:style-name="Source_20_Text"><text:span text:style-name="T10"> </text:span></text:span><text:span text:style-name="Source_20_Text"><text:span text:style-name="T1">restart</text:span></text:span><text:span text:style-name="Source_20_Text"><text:span text:style-name="T10"> </text:span></text:span><text:span text:style-name="Source_20_Text"><text:span text:style-name="T1">containerd</text:span></text:span></text:p>
      <text:p text:style-name="P3"><text:span text:style-name="Source_20_Text"><text:span text:style-name="T1"/></text:span></text:p>
      <text:p text:style-name="P3"><text:span text:style-name="Source_20_Text"><text:span text:style-name="T1">swapoff -a</text:span></text:span></text:p>
      <text:p text:style-name="P3"><text:span text:style-name="Source_20_Text"><text:span text:style-name="T1"/></text:span></text:p>
      <text:p text:style-name="P3"><text:span text:style-name="Source_20_Text"><text:span text:style-name="T1">=====================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4"><text:span text:style-name="Source_20_Text"><text:span text:style-name="T2">After restart the servers</text:span></text:span></text:p>
      <text:p text:style-name="P4"><text:span text:style-name="Source_20_Text"><text:span text:style-name="T2"/></text:span></text:p>
      <text:p text:style-name="P4"><text:span text:style-name="Source_20_Text"><text:span text:style-name="T2">swapoff -a</text:span></text:span></text:p>
      <text:p text:style-name="P4"><text:span text:style-name="Source_20_Text"><text:span text:style-name="T2">systemctl start docker</text:span></text:span></text:p>
      <text:p text:style-name="P4"><text:span text:style-name="Source_20_Text"><text:span text:style-name="T2">systemctl start kubelet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5"><text:soft-page-break/><text:span text:style-name="Source_20_Text"><text:span text:style-name="T3">===========</text:span></text:span></text:p>
      <text:p text:style-name="P5"><text:span text:style-name="Source_20_Text"><text:span text:style-name="T3"/></text:span></text:p>
      <text:p text:style-name="P5"><text:span text:style-name="Source_20_Text"><text:span text:style-name="T3">Spring boot project to deplyment on kubernetes</text:span></text:span></text:p>
      <text:p text:style-name="P5"><text:a xlink:type="simple" xlink:href="https://github.com/TechPrimers/spring-boot-lazy-init-example" text:style-name="Internet_20_link" text:visited-style-name="Visited_20_Internet_20_Link"><text:span text:style-name="Source_20_Text"><text:span text:style-name="T3">https://github.com/TechPrimers/spring-boot-lazy-init-example</text:span></text:span></text:a><text:span text:style-name="Source_20_Text"><text:span text:style-name="T3"> <text:s text:c="2"/></text:span></text:span></text:p>
      <text:p text:style-name="P5"><text:a xlink:type="simple" xlink:href="https://www.youtube.com/watch?v=y_vy9NVeCzo" text:style-name="Internet_20_link" text:visited-style-name="Visited_20_Internet_20_Link"><text:span text:style-name="Source_20_Text"><text:span text:style-name="T3">https://www.youtube.com/watch?v=y_vy9NVeCzo</text:span></text:span></text:a></text:p>
      <text:p text:style-name="P5"><text:span text:style-name="Source_20_Text"><text:span text:style-name="T3"/></text:span></text:p>
      <text:p text:style-name="P5"><text:a xlink:type="simple" xlink:href="https://www.youtube.com/watch?v=ersOPKRVHw4&amp;t=321s" text:style-name="Internet_20_link" text:visited-style-name="Visited_20_Internet_20_Link"><text:span text:style-name="Source_20_Text"><text:span text:style-name="T3">https://www.youtube.com/watch?v=ersOPKRVHw4&amp;t=321s</text:span></text:span></text:a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>===</text:span></text:span></text:p>
      <text:p text:style-name="P6"><text:span text:style-name="Source_20_Text"><text:span text:style-name="T4"/></text:span></text:p>
      <text:p text:style-name="P6"><text:a xlink:type="simple" xlink:href="https://www.novatec-gmbh.de/en/blog/ci-cd-series-part-1-how-to-build-a-ci-cd-pipeline-using-jenkins-docker-kubernetes-step-by-step-guide/" text:style-name="Internet_20_link" text:visited-style-name="Visited_20_Internet_20_Link"><text:span text:style-name="Source_20_Text"><text:span text:style-name="T4">https://www.novatec-gmbh.de/en/blog/ci-cd-series-part-1-how-to-build-a-ci-cd-pipeline-using-jenkins-docker-kubernetes-step-by-step-guide/</text:span></text:span></text:a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7"><text:span text:style-name="Source_20_Text"><text:span text:style-name="T5">==================</text:span></text:span></text:p>
      <text:p text:style-name="P7"><text:span text:style-name="Source_20_Text"><text:span text:style-name="T5"/></text:span></text:p>
      <text:p text:style-name="P7"><text:span text:style-name="Source_20_Text"><text:span text:style-name="T5">CICD pilelline using azure devops- azure ACR and deplyment in AKS</text:span></text:span></text:p>
      <text:p text:style-name="P7"><text:span text:style-name="Source_20_Text"><text:span text:style-name="T5"/></text:span></text:p>
      <text:p text:style-name="P7"><text:a xlink:type="simple" xlink:href="https://github.com/shivg09/hello-world.git" text:style-name="Internet_20_link" text:visited-style-name="Visited_20_Internet_20_Link"><text:span text:style-name="Source_20_Text"><text:span text:style-name="T5">https://github.com/shivg09/hello-world.git</text:span></text:span></text:a></text:p>
      <text:p text:style-name="P7"><text:span text:style-name="Source_20_Text"><text:span text:style-name="T5"/></text:span></text:p>
      <text:p text:style-name="P7"><text:a xlink:type="simple" xlink:href="https://www.coachdevops.com/2021/09/how-to-deploy-docker-containers-into.html" text:style-name="Internet_20_link" text:visited-style-name="Visited_20_Internet_20_Link"><text:span text:style-name="Source_20_Text"><text:span text:style-name="T5">https://www.coachdevops.com/2021/09/how-to-deploy-docker-containers-into.html</text:span></text:span></text:a></text:p>
      <text:p text:style-name="P7"><text:span text:style-name="Source_20_Text"><text:span text:style-name="T5"/></text:span></text:p>
      <text:p text:style-name="P7"><text:span text:style-name="Source_20_Text"><text:span text:style-name="T5">==========</text:span></text:span></text:p>
      <text:p text:style-name="P7"><text:span text:style-name="Source_20_Text"><text:span text:style-name="T5"/></text:span></text:p>
      <text:p text:style-name="P8"><text:span text:style-name="Source_20_Text"><text:span text:style-name="T6">git-jenkins-docker using jenkinsfile( OR pipeline code)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a xlink:type="simple" xlink:href="https://www.youtube.com/watch?v=ShTC1u7_jew" text:style-name="Internet_20_link" text:visited-style-name="Visited_20_Internet_20_Link"><text:span text:style-name="Source_20_Text"><text:span text:style-name="T6">https://www.youtube.com/watch?v=ShTC1u7_jew</text:span></text:span></text:a></text:p>
      <text:p text:style-name="P8"><text:span text:style-name="Source_20_Text"><text:span text:style-name="T6"/></text:span></text:p>
      <text:p text:style-name="P8"><text:a xlink:type="simple" xlink:href="https://github.com/devopshint/jenkins-docker-example" text:style-name="Internet_20_link" text:visited-style-name="Visited_20_Internet_20_Link"><text:span text:style-name="Source_20_Text"><text:span text:style-name="T6">https://github.com/devopshint/jenkins-docker-example</text:span></text:span></text:a><text:span text:style-name="Source_20_Text"><text:span text:style-name="T6">/</text:span></text:span></text:p>
      <text:p text:style-name="P8"><text:span text:style-name="Source_20_Text"><text:span text:style-name="T6"/></text:span></text:p>
      <text:p text:style-name="P9"><text:span text:style-name="Source_20_Text"><text:span text:style-name="T7">===================================</text:span></text:span></text:p>
      <text:p text:style-name="P9"><text:span text:style-name="Source_20_Text"><text:span text:style-name="T7"/></text:span></text:p>
      <text:p text:style-name="P9"><text:a xlink:type="simple" xlink:href="https://medium.com/avmconsulting-blog/automated-ci-cd-with-jenkins-39b21c7c8035" text:style-name="Internet_20_link" text:visited-style-name="Visited_20_Internet_20_Link"><text:span text:style-name="Source_20_Text"><text:span text:style-name="T7">https://medium.com/avmconsulting-blog/automated-ci-cd-with-jenkins-39b21c7c8035</text:span></text:span></text:a></text:p>
      <text:p text:style-name="P9"><text:span text:style-name="Source_20_Text"><text:span text:style-name="T7"/></text:span></text:p>
      <text:p text:style-name="P9"><text:a xlink:type="simple" xlink:href="https://github.com/samarpit1111/devops_pipeline_demo.git" text:style-name="Internet_20_link" text:visited-style-name="Visited_20_Internet_20_Link"><text:span text:style-name="Source_20_Text"><text:span text:style-name="T7">https://github.com/samarpit1111/devops_pipeline_demo.git</text:span></text:span></text:a><text:span text:style-name="Source_20_Text"><text:span text:style-name="T7"> <text:s/></text:span></text:span><text:span text:style-name="Source_20_Text"><text:span text:style-name="T9">(NOT WORKING)</text:span></text:span></text:p>
      <text:p text:style-name="P9"><text:span text:style-name="Source_20_Text"><text:span text:style-name="T7"/></text:span></text:p>
      <text:p text:style-name="P10"><text:span text:style-name="Source_20_Text"><text:span text:style-name="T8">Job 1</text:span></text:span></text:p>
      <text:p text:style-name="P9"><text:span text:style-name="Source_20_Text"><text:span text:style-name="T7">===========</text:span></text:span></text:p>
      <text:p text:style-name="P9"><text:span text:style-name="Source_20_Text"><text:span text:style-name="T7"/></text:span></text:p>
      <text:p text:style-name="P9"><text:span text:style-name="Source_20_Text"><text:span text:style-name="T7">#!/bin/bash</text:span></text:span></text:p>
      <text:p text:style-name="P9"><text:span text:style-name="Source_20_Text"><text:span text:style-name="T7">echo "******Starting CI CD Pipeline Tasks*****"</text:span></text:span></text:p>
      <text:p text:style-name="P9"><text:span text:style-name="Source_20_Text"><text:span text:style-name="T7">cd java_web_code</text:span></text:span></text:p>
      <text:p text:style-name="P9"><text:span text:style-name="Source_20_Text"><text:span text:style-name="T7">mvn install</text:span></text:span></text:p>
      <text:p text:style-name="P9"><text:span text:style-name="Source_20_Text"><text:span text:style-name="T7">#.Build (test)</text:span></text:span></text:p>
      <text:p text:style-name="P9"><text:span text:style-name="Source_20_Text"><text:span text:style-name="T7">echo ""</text:span></text:span></text:p>
      <text:p text:style-name="P9"><text:span text:style-name="Source_20_Text"><text:span text:style-name="T7">echo "...Test Phase Started <text:s/>"</text:span></text:span></text:p>
      <text:p text:style-name="P9"><text:span text:style-name="Source_20_Text"><text:span text:style-name="T7">cd ../integration-testing/</text:span></text:span></text:p>
      <text:p text:style-name="P9"><text:span text:style-name="Source_20_Text"><text:span text:style-name="T7">mvn clean verify -P integration-test</text:span></text:span></text:p>
      <text:p text:style-name="P9"><text:span text:style-name="Source_20_Text"><text:span text:style-name="T7"/></text:span></text:p>
      <text:p text:style-name="P10"><text:span text:style-name="Source_20_Text"><text:span text:style-name="T8">========<text:line-break/>Job-2</text:span></text:span></text:p>
      <text:p text:style-name="P9"><text:span text:style-name="Source_20_Text"><text:span text:style-name="T7"/></text:span></text:p>
      <text:p text:style-name="P9"><text:span text:style-name="Source_20_Text"><text:span text:style-name="T7">#!/bin/bash</text:span></text:span></text:p>
      <text:p text:style-name="P9"><text:span text:style-name="Source_20_Text"><text:span text:style-name="T7">#POSTBUILD</text:span></text:span></text:p>
      <text:p text:style-name="P9"><text:span text:style-name="Source_20_Text"><text:span text:style-name="T7">echo ""</text:span></text:span></text:p>
      <text:p text:style-name="P9"><text:span text:style-name="Source_20_Text"><text:span text:style-name="T7">echo "..Integration Phase started copying Artifacts"</text:span></text:span></text:p>
      <text:p text:style-name="P9"><text:span text:style-name="Source_20_Text"><text:span text:style-name="T7">cd java_web_code/</text:span></text:span></text:p>
      <text:p text:style-name="P9"><text:span text:style-name="Source_20_Text"><text:span text:style-name="T7">/bin/cp target/wildfly-spring-boot-sample-1.0.0.war ../docker/</text:span></text:span></text:p>
      <text:p text:style-name="P9"><text:span text:style-name="Source_20_Text"><text:span text:style-name="T7">echo ""</text:span></text:span></text:p>
      <text:p text:style-name="P9"><text:span text:style-name="Source_20_Text"><text:span text:style-name="T7">echo "...Privisiong phase started Building Docker Container..."</text:span></text:span></text:p>
      <text:p text:style-name="P9"><text:soft-page-break/><text:span text:style-name="Source_20_Text"><text:span text:style-name="T7">cd ../docker/</text:span></text:span></text:p>
      <text:p text:style-name="P9"><text:span text:style-name="Source_20_Text"><text:span text:style-name="T7">sudo docker build -t devops_pipeline_demo .</text:span></text:span></text:p>
      <text:p text:style-name="P9"><text:span text:style-name="Source_20_Text"><text:span text:style-name="T7"/></text:span></text:p>
      <text:p text:style-name="P9"><text:span text:style-name="Source_20_Text"><text:span text:style-name="T7">RUNNING=$(sudo docker inspect --format="{{ .Staing.Running}}" $Container 2&gt; /dev/null)</text:span></text:span></text:p>
      <text:p text:style-name="P9"><text:span text:style-name="Source_20_Text"><text:span text:style-name="T7">if [ $? -eq 1 ]; then</text:span></text:span></text:p>
      <text:p text:style-name="P9"><text:span text:style-name="Source_20_Text"><text:span text:style-name="T7"><text:s text:c="4"/>echo " '$CONTAINER' does not exist."</text:span></text:span></text:p>
      <text:p text:style-name="P9"><text:span text:style-name="Source_20_Text"><text:span text:style-name="T7"><text:s text:c="4"/>else</text:span></text:span></text:p>
      <text:p text:style-name="P9"><text:span text:style-name="Source_20_Text"><text:span text:style-name="T7"><text:s text:c="4"/>sudo docker rm -f $CONTAINER</text:span></text:span></text:p>
      <text:p text:style-name="P9"><text:span text:style-name="Source_20_Text"><text:span text:style-name="T7"><text:s text:c="4"/>fi </text:span></text:span></text:p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10"><text:span text:style-name="Source_20_Text"><text:span text:style-name="T8">============</text:span></text:span></text:p>
      <text:p text:style-name="P10"><text:span text:style-name="Source_20_Text"><text:span text:style-name="T8">Job-3</text:span></text:span></text:p>
      <text:p text:style-name="P10"><text:span text:style-name="Source_20_Text"><text:span text:style-name="T8"/></text:span></text:p>
      <text:p text:style-name="P9"><text:span text:style-name="Source_20_Text"><text:span text:style-name="T7"># run your container</text:span></text:span></text:p>
      <text:p text:style-name="P9"><text:span text:style-name="Source_20_Text"><text:span text:style-name="T7">echo " "</text:span></text:span></text:p>
      <text:p text:style-name="P9"><text:span text:style-name="Source_20_Text"><text:span text:style-name="T7">echo " ... Deployment Phase Started :: Building docker container "</text:span></text:span></text:p>
      <text:p text:style-name="P9"><text:span text:style-name="Source_20_Text"><text:span text:style-name="T7">sudo docker run -d -p 8180:8080 --name devops_pipeline_demo devops_pipeline_demo</text:span></text:span></text:p>
      <text:p text:style-name="P9"><text:span text:style-name="Source_20_Text"><text:span text:style-name="T7"/></text:span></text:p>
      <text:p text:style-name="P9"><text:span text:style-name="Source_20_Text"><text:span text:style-name="T7">#.Completion</text:span></text:span></text:p>
      <text:p text:style-name="P9"><text:span text:style-name="Source_20_Text"><text:span text:style-name="T7">echo " ................."</text:span></text:span></text:p>
      <text:p text:style-name="P9"><text:span text:style-name="Source_20_Text"><text:span text:style-name="T7">echo "View app deployed here: </text:span></text:span><text:a xlink:type="simple" xlink:href="http://server-ip:8180/sample.txt" text:style-name="Internet_20_link" text:visited-style-name="Visited_20_Internet_20_Link"><text:span text:style-name="Source_20_Text"><text:span text:style-name="T7">http://server-ip:8180/sample.txt</text:span></text:span></text:a><text:span text:style-name="Source_20_Text"><text:span text:style-name="T7">"</text:span></text:span></text:p>
      <text:p text:style-name="P10"><text:span text:style-name="Source_20_Text"><text:span text:style-name="T8">=================</text:span></text:span></text:p>
      <text:p text:style-name="P10"><text:span text:style-name="Source_20_Text"><text:span text:style-name="T8"/></text:span></text:p>
      <text:p text:style-name="P11"><text:span text:style-name="Source_20_Text"><text:span text:style-name="T9">Working project</text:span></text:span></text:p>
      <text:p text:style-name="P11"><text:span text:style-name="Source_20_Text"><text:span text:style-name="T9">https://devops4solutions.com/ci-cd-using-jenkins-and-docker-2/</text:span></text:span></text:p>
      <text:p text:style-name="P10"><text:span text:style-name="Source_20_Text"><text:span text:style-name="T8"/></text:span></text:p>
      <text:p text:style-name="P10">pipeline{</text:p>
      <text:p text:style-name="P10"><text:s text:c="4"/>agent any</text:p>
      <text:p text:style-name="P10"><text:s text:c="4"/>tools {</text:p>
      <text:p text:style-name="P10"><text:s text:c="8"/>maven 'maven'</text:p>
      <text:p text:style-name="P10"><text:s text:c="4"/>}</text:p>
      <text:p text:style-name="P10"><text:s text:c="4"/>stages {</text:p>
      <text:p text:style-name="P10"><text:s text:c="8"/>stage('Build Maven') {</text:p>
      <text:p text:style-name="P10"><text:s text:c="12"/>steps{</text:p>
      <text:p text:style-name="P10"><text:s text:c="16"/>checkout([$class: 'GitSCM', branches: [[name: '*/main']], extensions: [], userRemoteConfigs: [[url: 'https://github.com/devops4solutions/CI-CD-using-Docker.git']]])</text:p>
      <text:p text:style-name="P10"><text:s text:c="16"/>sh "mvn clean package"</text:p>
      <text:p text:style-name="P10"><text:s text:c="16"/></text:p>
      <text:p text:style-name="P10"><text:s text:c="12"/>}</text:p>
      <text:p text:style-name="P10"><text:s text:c="12"/>}</text:p>
      <text:p text:style-name="P10"><text:s text:c="13"/>stage('Build Docker Image') {</text:p>
      <text:p text:style-name="P10"><text:s text:c="12"/>steps {</text:p>
      <text:p text:style-name="P10"><text:s text:c="16"/>script {</text:p>
      <text:p text:style-name="P10"><text:s text:c="18"/>sh 'docker build -t shivg09/my-app25-1.0 .'</text:p>
      <text:p text:style-name="P10"><text:s text:c="18"/>}</text:p>
      <text:p text:style-name="P10"><text:s text:c="16"/>}</text:p>
      <text:p text:style-name="P10"><text:s text:c="12"/>}</text:p>
      <text:p text:style-name="P10"><text:s text:c="12"/>stage('docker push image') {</text:p>
      <text:p text:style-name="P10"><text:s text:c="16"/>steps {</text:p>
      <text:p text:style-name="P10"><text:s text:c="20"/>script {</text:p>
      <text:p text:style-name="P10"><text:s text:c="24"/>withCredentials([string(credentialsId: '3394275d-13dc-42aa-9112-a0c7eef7d44e', variable: 'dockerpwd')]) {</text:p>
      <text:p text:style-name="P10"><text:s text:c="20"/>sh 'docker login -u shivg09 -p $dockerpwd'</text:p>
      <text:p text:style-name="P10"><text:s text:c="20"/></text:p>
      <text:p text:style-name="P10"><text:s text:c="6"/>}</text:p>
      <text:p text:style-name="P10"><text:s text:c="20"/>sh 'docker push shivg09/my-app25-1.0'</text:p>
      <text:p text:style-name="P10"><text:s text:c="20"/></text:p>
      <text:p text:style-name="P10"><text:s text:c="20"/>}</text:p>
      <text:p text:style-name="P10"><text:s text:c="16"/>}</text:p>
      <text:p text:style-name="P10"><text:s text:c="12"/>}</text:p>
      <text:p text:style-name="P10"><text:s text:c="12"/>stage('docker run on jenkins server') {</text:p>
      <text:p text:style-name="P10"><text:s text:c="16"/>steps {</text:p>
      <text:p text:style-name="P10"><text:soft-page-break/><text:s text:c="20"/>script {</text:p>
      <text:p text:style-name="P10"><text:s text:c="24"/>sh 'docker pull shivg09/my-app25-1.0'</text:p>
      <text:p text:style-name="P10"><text:s text:c="24"/>sh 'docker run -itd -p 8003:8080 shivg09/my-app25-1.0'</text:p>
      <text:p text:style-name="P10"><text:s text:c="20"/></text:p>
      <text:p text:style-name="P10"><text:s text:c="16"/>}</text:p>
      <text:p text:style-name="P10"><text:s text:c="12"/>}</text:p>
      <text:p text:style-name="P10"><text:s text:c="16"/>}</text:p>
      <text:p text:style-name="P10"><text:s text:c="16"/>stage('docker container run on remote host') {</text:p>
      <text:p text:style-name="P10"><text:s text:c="20"/>steps {</text:p>
      <text:p text:style-name="P10"><text:s text:c="24"/>script {</text:p>
      <text:p text:style-name="P10"><text:s text:c="28"/>sh "ssh jenkins@192.168.122.16 docker run -d -p 8003:8080 docker.io/shivg09/my-app25-1.0"</text:p>
      <text:p text:style-name="P10"><text:s text:c="24"/>}</text:p>
      <text:p text:style-name="P10"><text:s text:c="20"/>}</text:p>
      <text:p text:style-name="P10"><text:s text:c="16"/>}</text:p>
      <text:p text:style-name="P10"><text:s text:c="12"/>}</text:p>
      <text:p text:style-name="P10"><text:s text:c="8"/>}</text:p>
      <text:p text:style-name="P12">================================</text:p>
      <text:p text:style-name="P12"><text:a xlink:type="simple" xlink:href="https://www.youtube.com/watch?v=0occeIQkLF0" text:style-name="Internet_20_link" text:visited-style-name="Visited_20_Internet_20_Link">https://www.youtube.com/watch?v=0occeIQkLF0</text:a> <text:span text:style-name="T11">(Sanjay Dahiya)</text:span></text:p>
      <text:p text:style-name="P12"/>
      <text:p text:style-name="P12"/>
      <text:p text:style-name="P13">=============</text:p>
      <text:p text:style-name="P13">https://www.linkedin.com/pulse/java-spring-boot-app-deployment-using-azure-devops-manish-ranglani/</text:p>
      <text:p text:style-name="P13"><text:a xlink:type="simple" xlink:href="https://www.youtube.com/watch?v=ZOlJ8bXxVIg" text:style-name="Internet_20_link" text:visited-style-name="Visited_20_Internet_20_Link">https://www.youtube.com/watch?v=ZOlJ8bXxVIg</text:a></text:p>
      <text:p text:style-name="P13"/>
      <text:p text:style-name="P13"/>
      <text:p text:style-name="P14">============</text:p>
      <text:p text:style-name="P14"><text:a xlink:type="simple" xlink:href="https://medium.com/@TimvanBaarsen/build-your-spring-boot-project-using-azure-pipelines-in-azure-devops-3305977991d" text:style-name="Internet_20_link" text:visited-style-name="Visited_20_Internet_20_Link">https://medium.com/@TimvanBaarsen/build-your-spring-boot-project-using-azure-pipelines-in-azure-devops-3305977991d</text:a></text:p>
      <text:p text:style-name="P14"/>
      <text:p text:style-name="P14">=============</text:p>
      <text:p text:style-name="P14"/>
      <text:p text:style-name="P24">Azure devops working link (with release pipeline)</text:p>
      <text:p text:style-name="P14"/>
      <text:p text:style-name="P14">https://www.youtube.com/watch?v=ZOlJ8bXxVIg</text:p>
      <text:p text:style-name="P22"/>
      <text:p text:style-name="P23"><text:span text:style-name="T12">git clone </text:span><text:a xlink:type="simple" xlink:href="https://github.com/vipin-k/spring-framework-petclinic.git" text:style-name="Internet_20_link" text:visited-style-name="Visited_20_Internet_20_Link">https://github.com/</text:a><text:span text:style-name="T13">basahota/spring-azure-demo.g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22:56:41.953115613</meta:creation-date>
    <dc:date>2022-11-12T22:53:46.585693398</dc:date>
    <meta:editing-duration>PT9H51M29S</meta:editing-duration>
    <meta:editing-cycles>24</meta:editing-cycles>
    <meta:generator>LibreOffice/7.1.7.2$Linux_X86_64 LibreOffice_project/10$Build-2</meta:generator>
    <meta:document-statistic meta:table-count="0" meta:image-count="0" meta:object-count="0" meta:page-count="5" meta:paragraph-count="188" meta:word-count="546" meta:character-count="6772" meta:non-whitespace-character-count="5638"/>
  </office:meta>
</office:document-meta>
</file>